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85333" officeooo:paragraph-rsid="00185333"/>
    </style:style>
    <style:style style:name="P2" style:family="paragraph" style:parent-style-name="Standard" style:list-style-name="L1">
      <style:text-properties fo:font-variant="normal" fo:text-transform="none" fo:color="#000000" style:font-name="Open Sans" fo:font-size="12pt" fo:letter-spacing="normal" fo:font-style="normal" fo:font-weight="normal" officeooo:rsid="00185333" officeooo:paragraph-rsid="00185333"/>
    </style:style>
    <style:style style:name="P3" style:family="paragraph" style:parent-style-name="Standard" style:list-style-name="L2">
      <style:text-properties fo:font-variant="normal" fo:text-transform="none" fo:color="#000000" style:font-name="Open Sans" fo:font-size="12pt" fo:letter-spacing="normal" fo:font-style="normal" fo:font-weight="normal" officeooo:rsid="00185333" officeooo:paragraph-rsid="00185333"/>
    </style:style>
    <style:style style:name="P4" style:family="paragraph" style:parent-style-name="Standard" style:list-style-name="L3">
      <style:text-properties fo:font-variant="normal" fo:text-transform="none" fo:color="#000000" style:font-name="Open Sans" fo:font-size="12pt" fo:letter-spacing="normal" fo:font-style="normal" fo:font-weight="normal" officeooo:rsid="00185333" officeooo:paragraph-rsid="00185333"/>
    </style:style>
    <style:style style:name="P5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85333" officeooo:paragraph-rsid="00185333" style:font-weight-asian="bold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Open Sans" fo:font-size="12pt" fo:letter-spacing="normal" fo:font-style="normal" fo:font-weight="normal" officeooo:rsid="00185333" officeooo:paragraph-rsid="00185333"/>
    </style:style>
    <style:style style:name="P7" style:family="paragraph" style:parent-style-name="Standard" style:list-style-name="L2">
      <style:text-properties fo:font-variant="normal" fo:text-transform="none" fo:color="#000000" style:text-line-through-style="none" style:text-line-through-type="none" style:font-name="Open Sans" fo:font-size="12pt" fo:letter-spacing="normal" fo:font-style="normal" fo:font-weight="normal" officeooo:rsid="00185333" officeooo:paragraph-rsid="00185333"/>
    </style:style>
    <style:style style:name="P8" style:family="paragraph" style:parent-style-name="Standard" style:list-style-name="L3">
      <style:text-properties fo:font-variant="normal" fo:text-transform="none" fo:color="#000000" style:text-line-through-style="none" style:text-line-through-type="none" style:font-name="Open Sans" fo:font-size="12pt" fo:letter-spacing="normal" fo:font-style="normal" fo:font-weight="normal" officeooo:rsid="00185333" officeooo:paragraph-rsid="00185333"/>
    </style:style>
    <style:style style:name="P9" style:family="paragraph" style:parent-style-name="Standard">
      <style:text-properties style:font-name="Open Sans" officeooo:rsid="00185333" officeooo:paragraph-rsid="00185333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officeooo:rsid="00185333" officeooo:paragraph-rsid="0018533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officeooo:rsid="001954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le Naming Conventions – SUMM-RE</text:p>
      <text:p text:style-name="P9"/>
      <text:p text:style-name="P9"><text:span text:style-name="T1">Root names</text:span>: <text:span text:style-name="T2">XXX[a,b,c]_[E,P][A,B,C][H,L,Z] </text:span></text:p>
      <text:list xml:id="list325759128" text:style-name="L1">
        <text:list-item>
          <text:p text:style-name="P2">XXX= experiment number </text:p>
        </text:list-item>
        <text:list-item>
          <text:p text:style-name="P2">[a,b,c] = order in which the recording was made </text:p>
        </text:list-item>
        <text:list-item>
          <text:p text:style-name="P2">[E,P] = Experiment vs Pilot </text:p>
        </text:list-item>
        <text:list-item>
          <text:p text:style-name="P2">[A,B,C] = scenario type (GAFAM, Netflix, fundraising) </text:p>
        </text:list-item>
        <text:list-item>
          <text:p text:style-name="P2">[H,L,Z] = location (recording studio, LPL lab, zoom)</text:p>
        </text:list-item>
      </text:list>
      <text:p text:style-name="P1"/>
      <text:p text:style-name="P5">Suffixes:</text:p>
      <text:p text:style-name="P1">Audio files (.wav):</text:p>
      <text:list xml:id="list4085885314" text:style-name="L2">
        <text:list-item>
          <text:p text:style-name="P3">_XXX.wav: individual audio channel for speaker XXX</text:p>
        </text:list-item>
        <text:list-item>
          <text:p text:style-name="P7">_XXX-denoised.wav: individual audio channel for speaker XXX after denoising</text:p>
        </text:list-item>
        <text:list-item>
          <text:p text:style-name="P3">-merged.wav: mono file containing audio for all four speakers</text:p>
        </text:list-item>
        <text:list-item>
          <text:p text:style-name="P7">-merged-nosum.wav: -merged.wav minus the recording of the spoken summary</text:p>
        </text:list-item>
        <text:list-item>
          <text:p text:style-name="P7">-summary.wav: audio for spoken summary</text:p>
        </text:list-item>
      </text:list>
      <text:p text:style-name="P6"/>
      <text:p text:style-name="P6">Text files (.txt, .json, .odt, etc.)</text:p>
      <text:list xml:id="list1358535626" text:style-name="L3">
        <text:list-item>
          <text:p text:style-name="P8">-lstt.json/.txt: output of LinSTT</text:p>
        </text:list-item>
        <text:list-item>
          <text:p text:style-name="P4">-CR.odt: compte rendu (with agenda, written summary, CR and spoken summary)</text:p>
        </text:list-item>
        <text:list-item>
          <text:p text:style-name="P4">-<text:span text:style-name="T3">CR</text:span>_[name].odt: <text:span text:style-name="T3">CR made by [name]</text:span></text:p>
        </text:list-item>
        <text:list-item>
          <text:p text:style-name="P4">-CR-template.odt: template for creating the C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3:46:27.838042624</meta:creation-date>
    <dc:date>2021-06-14T13:57:11.443395343</dc:date>
    <meta:editing-duration>PT33S</meta:editing-duration>
    <meta:editing-cycles>1</meta:editing-cycles>
    <meta:document-statistic meta:table-count="0" meta:image-count="0" meta:object-count="0" meta:page-count="1" meta:paragraph-count="19" meta:word-count="128" meta:character-count="842" meta:non-whitespace-character-count="741"/>
    <meta:generator>LibreOffice/6.0.7.3$Linux_X86_64 LibreOffice_project/00m0$Build-3</meta:generator>
  </office:meta>
</office:document-meta>
</file>